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23 16:54   |   <text:a xlink:type="simple" xlink:href="http://palinfo.habago.org/Entry?Command=Information_PrintForum&amp;iPage=21&amp;sType=FORUM#FORUM37389"><text:span text:style-name="T2">#</text:span></text:a></text:p>
      <text:p text:style-name="P2">卡韓政變<text:span text:style-name="T3">(20)</text:span>：我第一次在這島上看見民意<text:span text:style-name="T3"> <text:line-break/><text:line-break/></text:span>陳真<text:span text:style-name="T3">2019. 04. 23. <text:line-break/><text:line-break/><text:line-break/></text:span>現在各種謎底一一揭曉，證明我之前所說的大致正確。但這不是未卜先知，而是藍綠政治就是這麼一回事；你不能光看表面就以為誰挺誰、誰打誰，其實內外因素遠比表面作為複雜。<text:span text:style-name="T3"> <text:line-break/><text:line-break/></text:span>就內部因素來說，吳、朱、王、郭等人就是韓國瑜所指控的喜歡搞密室協商的政治權貴，統統是老狐狸，個個陰陰沉沉，皮笑肉不笑，連放個屁都拐彎抹角、屬岳不群那一類的人。表面上使的是<text:span text:style-name="T3"><text:s/>"</text:span>君子劍<text:span text:style-name="T3">"</text:span>，其實心思卑劣奧步連連，凡事都是為一己私利盤算，缺乏利他之心，遑論悲憫。<text:span text:style-name="T3"> <text:line-break/><text:line-break/></text:span>另外，國民黨絕不會有什麼<text:span text:style-name="T3"><text:s/>"</text:span>破壞團結<text:span text:style-name="T3">" </text:span>的問題，因為從未一心，何來破壞？有的只是扯後腿的問題。這些所謂太陽們的共同敵人其實就是韓國瑜。韓常說自己像令狐沖，若真的是令狐沖，那就得跟這些<text:span text:style-name="T3"><text:s/>"</text:span>岳不群們<text:span text:style-name="T3">" </text:span>打上幾架才行，把他們打出原形。<text:span text:style-name="T3"> <text:line-break/><text:line-break/></text:span>韓不結黨不營私，沒有自己的人馬，唯一的力量就是韓流。林義雄過去常說政治就是<text:span text:style-name="T3">"</text:span>善良人民對抗無恥政客<text:span text:style-name="T3">"</text:span>，但實際上島內政治卻往往是<text:span text:style-name="T3"><text:s/>"</text:span>少數忠良對抗無恥人民與下三濫政客<text:span text:style-name="T3">"</text:span>，難得看到像韓流這樣一種非政治操作所產生的自主力量的出現。這樣一種帶有真正民主內涵的力量，卻反而是美國及其走狗們所最忌諱，非消滅之不可。<text:span text:style-name="T3"> <text:line-break/><text:line-break/>=================== <text:line-break/></text:span>李佳芬：背後被放槍感覺很不好？親韓者：因黨高層挺郭參選逼韓表態<text:span text:style-name="T3"> <text:line-break/><text:line-break/>2019-04-22 </text:span>聯合報<text:span text:style-name="T3"><text:s/></text:span>記者蔡孟妤╱即時報導<text:span text:style-name="T3"> <text:line-break/><text:line-break/></text:span>鴻海董事長郭台銘宣布參加國民黨黨內總統初選，增添藍營初選變數。韓國瑜妻子李佳芬今說，韓是光明磊落的人，「背後被開槍的感覺真的很不舒服」。親韓人士直指，「背後被開槍」就是黨高層運作郭參選並逼韓表態。<text:span text:style-name="T3"> <text:line-break/><text:line-break/></text:span>晚間韓偕同妻子李佳芬與擔任高雄愛情產業鏈總顧問的瓊瑤吃飯，李佳芬被問到是否看過聲明？會否讓韓再次參選？李佳芬表情轉為嚴肅，先是嘆氣、沉默，接著無奈搖頭表示，這些不是三言兩語就能說完的，更直言：「他就是一個做事情很光明磊落的人，背後被開槍的感覺真的很不舒服。」「我覺得，人與人交往應該是要非常真誠的，背後被開槍的感覺很不舒服」。媒體詢問這些話是什麼意思？李佳芬回答「說不出來」，你們去問他（指韓國瑜）。<text:span text:style-name="T3"> <text:line-break/><text:line-break/></text:span>親韓人士直指，背後被開槍就是黨中央運作郭台銘參選，「卡韓」意圖明顯，難怪讓人感覺不舒服。<text:span text:style-name="T3"> <text:line-break/><text:line-break/>=============== <text:line-break/></text:span>韓國瑜發表<text:span text:style-name="T3">5</text:span>點聲明：<text:span text:style-name="T3"> <text:line-break/><text:line-break/>1</text:span>，首先，對一路走來，鼓勵、支持、愛護韓國瑜的海內外朋友，深深表示感謝！<text:span text:style-name="T3"> <text:line-break/><text:line-break/>2</text:span>，在擔任高雄市長的這段日子中，我深刻的體會到只有台灣好，高雄才會更好。只有台灣能改變，我才能真正改變高雄！<text:span text:style-name="T3"> <text:line-break/><text:line-break/>3</text:span>，對於國民黨<text:span text:style-name="T3">2020</text:span>年總統大選，此時此刻，我無法參加現行制度的初選。<text:span text:style-name="T3"> <text:line-break/><text:line-break/>4</text:span>，長久以來政治權貴熱衷於密室協商，已經離人民越來越遙遠了，台灣的政治改革已經刻不容緩。希望黨內高層都能夠體察民意，關注社會脈動，重視庶民經濟，勿忘世上苦人多。<text:span text:style-name="T3"> <text:line-break/><text:line-break/>5</text:span>，我生在台灣、長在台灣，死在台灣，未來也會埋在台灣，我熱愛中華民國，對中華民國的發展及守護，我願負起責任，不計個人得失榮辱，只願能夠改變台灣。願天佑台灣人民、天佑中華民國。<text:span text:style-name="T3"> <text:line-break/><text:line-break/>=============== <text:line-break/></text:span>不參加初選<text:span text:style-name="T3"><text:s/></text:span>親韓人士：韓國瑜不滿吳敦義借韓打擊朱王<text:span text:style-name="T3"> <text:line-break/><text:line-break/>2019-04-23 <text:line-break/><text:line-break/></text:span>聯合報<text:span text:style-name="T3"><text:s/></text:span>記者周志豪╱即時報導<text:span text:style-name="T3"> <text:line-break/><text:line-break/></text:span>高雄市長韓國瑜今發布聲明，表示願承擔<text:span text:style-name="T3">2020</text:span>總統大選，但無意參與國民黨總統初選，等於否決黨主席吳敦義所提的徵召初選。韓妻李佳芬昨一席「被人從後面開槍」，更讓人解讀吳、韓關係不佳。知情人士說，韓陣營確實覺得吳藉韓鬥爭異己。<text:span text:style-name="T3"> <text:line-break/><text:line-break/></text:span>韓國瑜友人表示，韓國瑜現在的態度是，若黨希望承擔來爭取<text:span text:style-name="T3">2020</text:span>勝選，韓義無反顧；但當韓認真考慮時，現在卻又突然拱鴻海董事長郭台銘出來，甚至趁韓出訪期間，頒感謝狀，並為郭黨籍問題解套，還讓郭在常會廳宣布參選，讓韓情何以堪。<text:span text:style-name="T3"> <text:line-break/><text:line-break/></text:span>該友人說，韓國瑜早有吳敦義藉韓的名，逼退新北市前市長朱立倫、立委王金平的感覺，如今又韓、郭兩手操作，當然讓韓更不滿。該友人表示，韓希望國民黨與中華民國長存，但選總統原本就不是非韓不可。<text:span text:style-name="T3"> <text:line-break/><text:line-break/></text:span>黨內要角則透露，韓國瑜原本已答應<text:span text:style-name="T3">4</text:span>月<text:span text:style-name="T3">5</text:span>日下午到台北與吳敦義「吳韓會」，但最後臨時取消，不過韓當天晚上卻人在台北與媒體高層餐敘，會中就抱怨、解釋，吳敦義一直藉韓國瑜的名在打擊朱立倫與王金平，他才希望吳在見朱王前，先不要吳韓會。<text:span text:style-name="T3"> <text:line-break/><text:line-break/></text:span>知情人士表示，其實吳敦義與韓國瑜關係在韓當選高雄市長後就一路冰封到現在，黨中央在九合一選舉過後多次盼聯繫韓碰面，均不甚順利，早讓黨對韓「有所感受」，雙方溝通一直不甚順暢。<text:span text:style-name="T3"> <text:line-break/><text:line-break/></text:span>該人士說，吳敦義拋出要徵召韓國瑜參選總統想法後，韓陣營釋出明確訊息表示，黨要韓承擔可以，但要幫韓排除困難，但韓陣營自始都解讀，吳整個總統初選籌備過程，實際上是在幫自己排除異己。<text:span text:style-name="T3"> <text:line-break/><text:line-break/></text:span>該人士說，郭台銘參選，讓吳敦義有必辦總統初選的理由，也可以化解不辦總統初選逕行徵召可能的政治衝擊，所以吳得知郭要參總統其實鬆了一口氣，後續操作也有以郭來打壓韓之氣氛，只是因為韓粉反彈才又撇清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